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c728"/>
    </style:style>
    <style:style style:name="P2" style:family="paragraph" style:parent-style-name="Text_20_body">
      <style:text-properties officeooo:paragraph-rsid="00173d80"/>
    </style:style>
    <style:style style:name="P3" style:family="paragraph" style:parent-style-name="Text_20_body">
      <style:text-properties officeooo:paragraph-rsid="0018ab70"/>
    </style:style>
    <style:style style:name="P4" style:family="paragraph" style:parent-style-name="Heading_20_1">
      <style:paragraph-properties fo:text-align="center" style:justify-single-word="false"/>
      <style:text-properties officeooo:paragraph-rsid="0015c728"/>
    </style:style>
    <style:style style:name="P5" style:family="paragraph" style:parent-style-name="Header">
      <style:text-properties officeooo:rsid="0015c728" officeooo:paragraph-rsid="0015c728"/>
    </style:style>
    <style:style style:name="P6" style:family="paragraph" style:parent-style-name="Heading_20_2">
      <style:text-properties style:font-name="Bitstream Charter1" officeooo:rsid="0015c728" officeooo:paragraph-rsid="0015c728"/>
    </style:style>
    <style:style style:name="P7" style:family="paragraph" style:parent-style-name="Heading_20_2">
      <style:text-properties style:font-name="Bitstream Charter1" officeooo:rsid="00173d80" officeooo:paragraph-rsid="00173d80"/>
    </style:style>
    <style:style style:name="P8" style:family="paragraph" style:parent-style-name="Heading_20_2">
      <style:text-properties style:font-name="Bitstream Charter1" officeooo:rsid="0018ab70" officeooo:paragraph-rsid="0018ab70"/>
    </style:style>
    <style:style style:name="T1" style:family="text">
      <style:text-properties style:font-name="Bitstream Charter1" officeooo:rsid="0015c728"/>
    </style:style>
    <style:style style:name="T2" style:family="text">
      <style:text-properties style:font-name="Bitstream Charter1" officeooo:rsid="00173d80"/>
    </style:style>
    <style:style style:name="T3" style:family="text">
      <style:text-properties style:font-name="Bitstream Charter1" officeooo:rsid="0018ab70"/>
    </style:style>
    <style:style style:name="T4" style:family="text">
      <style:text-properties officeooo:rsid="0018a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General Learning Artificially Intelligent Machine <text:s text:c="8"/>Initial Design Brief</text:span></text:h>
      <text:h text:style-name="P6" text:outline-level="2">Table of Contents</text:h>
      <text:p text:style-name="P1"><text:span text:style-name="T1"/></text:p>
      <text:h text:style-name="P6" text:outline-level="2">Introduction</text:h>
      <text:p text:style-name="P3"><text:span text:style-name="T1"><text:tab/></text:span><text:span text:style-name="T2">Forecasting is an industry in which billions of dollars are spent annually in America. <text:s/>Forecasting is an integral part of how we make decisions on foreign affairs, economic activity, and </text:span><text:span text:style-name="T3">climate change. <text:s/>Yet much of this forecasting is done with antiquated methods that contain poor metrics for how they perform. </text:span></text:p>
      <text:p text:style-name="P3"><text:span text:style-name="T3"><text:tab/>The system proposed in this design brief addresses this issue and aims to apply a data driven technique to how we make geopolitical and socio-economic forecasts. <text:s/>The system shall contain clear metrics on which to evaluate <text:s/></text:span></text:p>
      <text:h text:style-name="P7" text:outline-level="2"><text:span text:style-name="T4">Requirements</text:span></text:h>
      <text:p text:style-name="P2"><text:span text:style-name="T2"/></text:p>
      <text:h text:style-name="P8" text:outline-level="2">System Diagram</text:h>
      <text:p text:style-name="P3"><text:span text:style-name="T3"/></text:p>
      <text:h text:style-name="P7" text:outline-level="2">Timelin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c728" officeooo:paragraph-rsid="0015c72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Nate Lebedd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9:28:16.283784549</meta:creation-date>
    <meta:generator>LibreOffice/5.1.4.2$Linux_X86_64 LibreOffice_project/10m0$Build-2</meta:generator>
    <dc:date>2016-08-03T20:14:50.648790755</dc:date>
    <meta:editing-duration>PT6M46S</meta:editing-duration>
    <meta:editing-cycles>1</meta:editing-cycles>
    <meta:document-statistic meta:table-count="0" meta:image-count="0" meta:object-count="0" meta:page-count="1" meta:paragraph-count="9" meta:word-count="105" meta:character-count="701" meta:non-whitespace-character-count="589"/>
  </office:meta>
</office:document-meta>
</file>